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Standard">
      <style:text-properties officeooo:paragraph-rsid="00bfbaa9"/>
    </style:style>
    <style:style style:name="P17" style:family="paragraph" style:parent-style-name="Standard">
      <style:text-properties officeooo:paragraph-rsid="00c869c0"/>
    </style:style>
    <style:style style:name="P18" style:family="paragraph" style:parent-style-name="Standard">
      <style:text-properties officeooo:paragraph-rsid="00d743e9"/>
    </style:style>
    <style:style style:name="P19" style:family="paragraph" style:parent-style-name="Standard">
      <style:text-properties officeooo:paragraph-rsid="00ddc7d8"/>
    </style:style>
    <style:style style:name="P20" style:family="paragraph" style:parent-style-name="Standard">
      <style:text-properties officeooo:rsid="003298ef" officeooo:paragraph-rsid="00306dc4"/>
    </style:style>
    <style:style style:name="P21" style:family="paragraph" style:parent-style-name="Standard">
      <style:text-properties officeooo:paragraph-rsid="00e98ed0"/>
    </style:style>
    <style:style style:name="P22" style:family="paragraph" style:parent-style-name="Heading_20_3">
      <style:text-properties officeooo:rsid="006c2307" officeooo:paragraph-rsid="006c2307"/>
    </style:style>
    <style:style style:name="P23" style:family="paragraph" style:parent-style-name="Heading_20_2">
      <style:text-properties officeooo:rsid="005bdb48" officeooo:paragraph-rsid="005bdb48"/>
    </style:style>
    <style:style style:name="P24" style:family="paragraph" style:parent-style-name="Heading_20_2">
      <style:text-properties officeooo:rsid="00611bfb" officeooo:paragraph-rsid="00611bfb"/>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22"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23"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text:soft-page-break/>Memcached</text:h>
      <text:p text:style-name="P7"/>
      <text:p text:style-name="P16"><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7"><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8"><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dies ermöglicht es nach einem Ausfall des Systems den Cache wieder mit den zuletzt gesicherten Daten wiederherzustellen. Jedoch können trotzdem Daten verloren geganen sein, da seit der letzten Sicherung Schreibvorgänge durchgeführt worden sein können. Wenn man Redis in der Konfiguration als reinen Cache laufen lässt, dann werden keine Zwischenstände abgelegt und Redis 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9"><text:soft-page-break/><text:span text:style-name="T25">Redis läuft ebenfalls nach einem Client-Server-Modell, jedoch mit dem Unterschied, dass immer nur eine Redis-Dienst läuft. Der Zugriff auf den Server erfolgt ebenfalls über die Client-Bibliothek. Der wichtigste Unterschied zwischen Redis und Memcached sind die erlaubten Schlüssel und Werte. Wie oben scho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21"><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4" text:outline-level="2">Verteilung</text:h>
      <text:p text:style-name="P5"/>
      <text:h text:style-name="Heading_20_3" text:outline-level="3">Memcached</text:h>
      <text:p text:style-name="P5"/>
      <text:h text:style-name="Heading_20_3" text:outline-level="3">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7T17:35:45.612820337</dc:date>
    <meta:editing-duration>P1DT4H48M13S</meta:editing-duration>
    <meta:editing-cycles>135</meta:editing-cycles>
    <meta:document-statistic meta:table-count="0" meta:image-count="0" meta:object-count="0" meta:page-count="4" meta:paragraph-count="30" meta:word-count="1624" meta:character-count="11591" meta:non-whitespace-character-count="9994"/>
  </office:meta>
</office:document-meta>
</file>